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4C000000F41E2EE550E7780E3E.png" manifest:media-type="image/png"/>
  <manifest:file-entry manifest:full-path="Pictures/2000006B00002241000019271DFAC720D591A09A.svm" manifest:media-type="image/x-svm"/>
  <manifest:file-entry manifest:full-path="Pictures/10000001000002AE00000242C976D51B062F6830.png" manifest:media-type="image/png"/>
  <manifest:file-entry manifest:full-path="Pictures/200002BE000046D400003B992C39F172CB9EA5A3.svm" manifest:media-type="image/x-svm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><draw:frame draw:style-name="fr2" draw:name="Image1" text:anchor-type="char" svg:width="6.9252in" svg:height="5.8264in" draw:z-index="0"><draw:image xlink:href="Pictures/200002BE000046D400003B992C39F172CB9EA5A3.svm" xlink:type="simple" xlink:show="embed" xlink:actuate="onLoad" draw:mime-type="image/x-svm"/><draw:image xlink:href="Pictures/10000001000002AE00000242C976D51B062F6830.png" xlink:type="simple" xlink:show="embed" xlink:actuate="onLoad" draw:mime-type="image/png"/></draw:frame><draw:frame draw:style-name="fr1" draw:name="Image2" text:anchor-type="char" svg:x="1.6327in" svg:y="6.3752in" svg:width="3.452in" svg:height="2.5346in" draw:z-index="1"><draw:image xlink:href="Pictures/2000006B00002241000019271DFAC720D591A09A.svm" xlink:type="simple" xlink:show="embed" xlink:actuate="onLoad" draw:mime-type="image/x-svm"/><draw:image xlink:href="Pictures/100000010000014C000000F41E2EE550E7780E3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4T15:42:07.263903693</meta:creation-date>
    <dc:date>2023-09-13T14:31:42.383075875</dc:date>
    <meta:editing-duration>PT3M32S</meta:editing-duration>
    <meta:editing-cycles>3</meta:editing-cycles>
    <meta:generator>LibreOffice/7.3.7.2$Linux_X86_64 LibreOffice_project/30$Build-2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